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paragraph-properties style:shadow="none"/>
    </style:style>
    <style:style style:name="P6" style:family="paragraph" style:parent-style-name="Standard">
      <style:paragraph-properties style:shadow="none"/>
      <style:text-properties fo:font-size="10pt" style:font-size-asian="10pt" style:font-size-complex="10pt"/>
    </style:style>
    <style:style style:name="P7" style:family="paragraph" style:parent-style-name="Standard">
      <style:paragraph-properties style:shadow="non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style:shadow="none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style:shadow="none"/>
      <style:text-properties fo:font-size="12pt" style:font-size-asian="12pt" style:font-size-complex="12pt"/>
    </style:style>
    <style:style style:name="P10" style:family="paragraph" style:parent-style-name="Standard">
      <style:paragraph-properties style:shadow="none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left="0.4925in" fo:margin-right="0in" fo:text-indent="0in" style:auto-text-indent="false" style:shadow="none"/>
    </style:style>
    <style:style style:name="P12" style:family="paragraph" style:parent-style-name="Standard">
      <style:paragraph-properties fo:margin-left="0.4925in" fo:margin-right="0in" fo:text-indent="0in" style:auto-text-indent="false" style:shadow="none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margin-left="0.4925in" fo:margin-right="0in" fo:text-indent="0in" style:auto-text-indent="false" style:shadow="none"/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ize="10pt" style:font-size-asian="10pt" style:font-size-complex="10pt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Standard" style:list-style-name="L5">
      <style:paragraph-properties style:shadow="none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hapter 8</text:p>
      <text:p text:style-name="P23">---</text:p>
      <text:p text:style-name="P21">User Administration</text:p>
      <text:p text:style-name="Standard"/>
      <text:p text:style-name="Standard">/etc/passwd </text:p>
      <text:p text:style-name="Standard">========================================</text:p>
      <text:p text:style-name="P4">USERNAME,PASSWORD,UID,GID,USER INFO,HOME DIR,LOGIN SHELL</text:p>
      <text:p text:style-name="Standard">========================================</text:p>
      <text:p text:style-name="P14">root:x:0:0:root:/root:/bin/bash</text:p>
      <text:p text:style-name="P14">bin:x:1:1:bin:/bin:/sbin/nologin</text:p>
      <text:p text:style-name="P14">daemon:x:2:2:daemon:/sbin:/sbin/nologin</text:p>
      <text:p text:style-name="P14">adm:x:3:4:adm:/var/adm:/sbin/nologin</text:p>
      <text:p text:style-name="P14">ftp:x:14:50:FTP User:/var/ftp:/sbin/nologin</text:p>
      <text:p text:style-name="P14">nobody:x:99:99:Nobody:/:/sbin/nologin</text:p>
      <text:p text:style-name="P14">ntp:x:38:38::/etc/ntp:/sbin/nologin</text:p>
      <text:p text:style-name="P14">sshd:x:74:74:Privilege-separated SSH:/var/empty/sshd:/sbin/nologin</text:p>
      <text:p text:style-name="P14">nagios:x:498:500:nagios:/var/log/nagios:/bin/sh</text:p>
      <text:p text:style-name="P14">tcpdump:x:72:72::/:/sbin/nologin</text:p>
      <text:p text:style-name="Standard"/>
      <text:p text:style-name="Standard">Note: Normal UIDs start at 500. <text:s/>Password needs to show “x” when to be stored in /etc/shadow</text:p>
      <text:p text:style-name="Standard"/>
      <text:p text:style-name="Standard">/etc/group</text:p>
      <text:p text:style-name="Standard">========================================</text:p>
      <text:p text:style-name="P4">GROUPNAME,PASSWORD,GID,GROUP MEMBERS</text:p>
      <text:p text:style-name="Standard">========================================</text:p>
      <text:p text:style-name="P14">root:x:0:root</text:p>
      <text:p text:style-name="P14">bin:x:1:root,bin,daemon</text:p>
      <text:p text:style-name="P14">daemon:x:2:root,bin,daemon</text:p>
      <text:p text:style-name="P14">wheel:x:10:root</text:p>
      <text:p text:style-name="P14">ftp:x:50:</text:p>
      <text:p text:style-name="P14">ntp:x:38:</text:p>
      <text:p text:style-name="P14">sshd:x:74:</text:p>
      <text:p text:style-name="P14">nagios:x:500:</text:p>
      <text:p text:style-name="P14">tcpdump:x:72:</text:p>
      <text:p text:style-name="P15"><text:line-break/>Note: Normal GIDs start at 500 and should match UID (because why?) <text:s/>Password needs to show “x” when to be stored in /etc/shadow</text:p>
      <text:p text:style-name="Standard"/>
      <text:p text:style-name="Standard">/etc/shadow</text:p>
      <text:p text:style-name="Standard">========================================</text:p>
      <text:p text:style-name="P4">USERNAME,ENCRYPTED PASSWORD,PASSWORD HISTORY,MIN DAYS,MAX DAYS,WARN DAYS,INACTIVE,DISABLESD</text:p>
      <text:p text:style-name="Standard">========================================</text:p>
      <text:p text:style-name="Standard">Note: Encrypted password requires an "x" in the second column of /etc/password</text:p>
      <text:p text:style-name="Standard">Note: Password history lists date of lass password change, in days, counting forward from Jan 1st 1970.</text:p>
      <text:p text:style-name="Standard"/>
      <text:p text:style-name="P14">root:$6$HTDNCz10$FSr9KL0rE8JBxFnzXG.L9Cgn/mkSObTKLwKJP3KpZaZncrcw6YFnR9ShzxGIPibHcdw7T5uuWOhPx.TfzqUoZ/:15774:0:99999:7:::</text:p>
      <text:p text:style-name="P14">bin:*:15240:0:99999:7:::</text:p>
      <text:p text:style-name="P14">ftp:*:15240:0:99999:7:::</text:p>
      <text:p text:style-name="P14">nobody:*:15240:0:99999:7:::</text:p>
      <text:p text:style-name="P14">ntp:!!:15764::::::</text:p>
      <text:p text:style-name="P14">sshd:!!:15764::::::</text:p>
      <text:p text:style-name="P14">nagios:!!:15764::::::</text:p>
      <text:p text:style-name="P3"><text:soft-page-break/></text:p>
      <text:p text:style-name="Standard">In the ENCRYPTED PASSWORD column, if password starts with: <text:tab/></text:p>
      <text:list xml:id="list8217178575792004064" text:style-name="L1">
        <text:list-item>
          <text:p text:style-name="P17">$1 - Hashed to Message Digest 5 (MD5) algorithm</text:p>
        </text:list-item>
        <text:list-item>
          <text:p text:style-name="P17">$6 - Hashed to 512-bit Secure Hash Algorithm (SHA-512). <text:s/>Standard for RHEL 6. </text:p>
        </text:list-item>
      </text:list>
      <text:p text:style-name="Standard"><text:tab/></text:p>
      <text:p text:style-name="Standard">/etc/gshadow</text:p>
      <text:p text:style-name="Standard">========================================</text:p>
      <text:p text:style-name="P4">GROUPNAME,PASSWORD,GID,GROUP MEMBERS</text:p>
      <text:p text:style-name="Standard">========================================</text:p>
      <text:p text:style-name="P3">root:::root</text:p>
      <text:p text:style-name="P3">bin:::root,bin,daemon</text:p>
      <text:p text:style-name="P3">wheel:::root</text:p>
      <text:p text:style-name="P3">ftp:::</text:p>
      <text:p text:style-name="P3">nobody:::</text:p>
      <text:p text:style-name="P3">users:::</text:p>
      <text:p text:style-name="P3">sshd:!::</text:p>
      <text:p text:style-name="P3">nagios:!::</text:p>
      <text:p text:style-name="P3">tcpdump:!::</text:p>
      <text:p text:style-name="Standard"/>
      <text:p text:style-name="Standard">Notes: <text:s/>The “!” in PASSWORD indicates "no password". <text:s/></text:p>
      <text:p text:style-name="Standard"/>
      <text:p text:style-name="Standard"/>
      <text:p text:style-name="Standard">/etc/login.defs - Provides the baseline for parameters in the shadow password suite.</text:p>
      <text:p text:style-name="Standard">========================================</text:p>
      <text:p text:style-name="Standard">MAIL_DIR - Specifies directory for locally delivered email. <text:s/>Usually /var/spool/mail</text:p>
      <text:p text:style-name="Standard">PASS_MAX_DAYS - </text:p>
      <text:p text:style-name="Standard">PASS_MIN_DAYS - </text:p>
      <text:p text:style-name="Standard">PASS_WARN_AGE - Users are warned this # of days before PASS_MAX_DAYS.</text:p>
      <text:p text:style-name="Standard"/>
      <text:p text:style-name="Standard">UID_MIN 500 - Specifies the minimum UID. <text:s/>In this case, 500.</text:p>
      <text:p text:style-name="Standard">UID_MAX 60000 - In this case, 60000. <text:s/>Leaves higher numbers available for LDAP and AD.</text:p>
      <text:p text:style-name="Standard">GID_MIN 500 -</text:p>
      <text:p text:style-name="Standard">GID_MAX 60000 - </text:p>
      <text:p text:style-name="Standard"/>
      <text:p text:style-name="Standard">CREATE_HOME yes - Switch to automatically add home directories for new users when "useradd" is run.</text:p>
      <text:p text:style-name="Standard">UMASK<text:tab/>077 - </text:p>
      <text:p text:style-name="Standard">USERGROUPS_ENAB yes - Adds/deletes associated groups when users are created/deleted.</text:p>
      <text:p text:style-name="Standard">ENCRYPT_METHOD SHA512 - Determines algorithm used to encrypt passwords. <text:s/>SHA 512 is standard for RHEL 6.</text:p>
      <text:p text:style-name="Standard"/>
      <text:p text:style-name="Standard"/>
      <text:p text:style-name="Standard">Adding Users Directly</text:p>
      <text:p text:style-name="Standard">========================================</text:p>
      <text:p text:style-name="Standard">vipw - Opens /etc/passwd file in text editor. <text:s/></text:p>
      <text:p text:style-name="Standard"/>
      <text:p text:style-name="Standard">After adding users directly, you must do the following:</text:p>
      <text:p text:style-name="Standard">* Add user home directory, and make sure user/group donna have ownership</text:p>
      <text:p text:style-name="Standard">* Populate the user home direcoty. <text:s/>Default option is to copy over from /etc/skel. <text:s/>And make sure user/group donna have ownership of those files.</text:p>
      <text:p text:style-name="Standard"><text:soft-page-break/></text:p>
      <text:p text:style-name="Standard">Add Users to Group Directly</text:p>
      <text:p text:style-name="Standard">========================================</text:p>
      <text:p text:style-name="Standard">vigr / vigr -s - Shortcuts to edit /etc/group and /etc/gshadow directly.</text:p>
      <text:p text:style-name="Standard"/>
      <text:p text:style-name="Standard">Ex - To create a group named "project", use GID beyond GID_MAX (60000)</text:p>
      <text:p text:style-name="Standard">project:x:60001:joe,angie,bob</text:p>
      <text:p text:style-name="Standard"/>
      <text:p text:style-name="Standard"/>
      <text:p text:style-name="Standard">Add or Delete Users at the Command Line</text:p>
      <text:p text:style-name="Standard">========================================</text:p>
      <text:p text:style-name="Standard">useradd joe - Creates user/group "joe", /home/joe, populates it with standard files from /etc/skel, assigns permissions and the default shell.</text:p>
      <text:p text:style-name="Standard"/>
      <text:p text:style-name="Standard">Flags</text:p>
      <text:p text:style-name="Standard">-u UID - Overrides default UID</text:p>
      <text:p text:style-name="Standard">-g GUID - Overrides default GID. <text:s/>Must be 100 (users) or already exist if you assign GID.</text:p>
      <text:p text:style-name="Standard">-c info - Adds comment "info" to /etc/passwd. <text:s/>Useful for full names and random info.</text:p>
      <text:p text:style-name="Standard">-d dir - Overrides the default home directory.</text:p>
      <text:p text:style-name="Standard">-e 2013-04-05 - Sets an expiration date for the user account. <text:s/>In this case, April 5th 2013.</text:p>
      <text:p text:style-name="Standard">-f 21 - # of days after password expires that account is disabled. <text:s/>In this case, 21.</text:p>
      <text:p text:style-name="Standard">-G group1,group2 - Makes the user a member of group1 and group2, based on current names in /etc/group. <text:s/>Note: A space between groups leads to an error.</text:p>
      <text:p text:style-name="Standard">-s shell - Overrides the default shell for the user, /bin/bash.</text:p>
      <text:p text:style-name="Standard"/>
      <text:p text:style-name="Standard">userdel joe - Deletes user/group "joe", but leaves home directory intact.</text:p>
      <text:p text:style-name="Standard">userdel -r joe - Deletes user, group, and home directory.</text:p>
      <text:p text:style-name="Standard"/>
      <text:p text:style-name="Standard">Add or Delete a Group at the Command Line</text:p>
      <text:p text:style-name="Standard">========================================</text:p>
      <text:p text:style-name="Standard">groupadd -g 60001 project - Creates a group "project" and overrides the default GID to assign a GID of 60001</text:p>
      <text:p text:style-name="Standard">Note: You usually want to run groupadd with the -g flag and set a GID above the GID_MAX value found in /etc/login.defs</text:p>
      <text:p text:style-name="Standard"/>
      <text:p text:style-name="Standard">groupdel project - Deletes group "project".</text:p>
      <text:p text:style-name="Standard"/>
      <text:p text:style-name="Standard"/>
      <text:p text:style-name="Standard">Add a User with Red Hat User Manager</text:p>
      <text:p text:style-name="Standard">========================================</text:p>
      <text:p text:style-name="Standard">system-config-users</text:p>
      <text:p text:style-name="Standard"/>
      <text:p text:style-name="Standard"/>
      <text:p text:style-name="Standard"/>
      <text:p text:style-name="Standard">More User and Group Management Commands</text:p>
      <text:p text:style-name="Standard">========================================</text:p>
      <text:p text:style-name="Standard"/>
      <text:p text:style-name="Standard">usermod - modifies various settings in /etc/passwd and allows you to set an expiration date for an account or group.</text:p>
      <text:p text:style-name="Standard"><text:soft-page-break/></text:p>
      <text:p text:style-name="Standard">Ex</text:p>
      <text:p text:style-name="Standard">usermod -e 2013-04-15 joe - Sets account joe to expire on April 15th, 2013.</text:p>
      <text:p text:style-name="Standard">usermod -G project joe - Makes user "joe" a member of group "project".</text:p>
      <text:p text:style-name="Standard"/>
      <text:p text:style-name="Standard">groupmod -g 60002 project - Changes the GID of group "project" to 60002.</text:p>
      <text:p text:style-name="Standard">groupmod projectile project - Changes the name of group "project" to "projectile".</text:p>
      <text:p text:style-name="Standard"/>
      <text:p text:style-name="Standard">chage - primarily used to manage aging information for a password.</text:p>
      <text:p text:style-name="Standard"/>
      <text:p text:style-name="Standard">-d YYYY-MM-DD - Set the last change date for the password. <text:s/>Output is shown in /etc/shadow as the number of days after Jan 1, 1970.</text:p>
      <text:p text:style-name="Standard">-E YYYY-MM-DD - Assigns the expiration date for an account. <text:s/>""</text:p>
      <text:p text:style-name="Standard">-I 21 - Locks an account # days after password expires. <text:s/>In this case, 21 days.</text:p>
      <text:p text:style-name="Standard">-l - Lists all aging information. </text:p>
      <text:p text:style-name="Standard">-m 21 - Sets a minimum # days a user must keep a password. <text:s/>In this case, 21 days.</text:p>
      <text:p text:style-name="Standard">-M 21 - Sets a maximum # of days that a user is allowed to keep a password. <text:s/>In this case, 21 days.</text:p>
      <text:p text:style-name="Standard">-W 21 - Warns the user # days before password must be changed. <text:s/>""</text:p>
      <text:p text:style-name="Standard"/>
      <text:p text:style-name="Standard"/>
      <text:p text:style-name="P1">8.02 Administrative Control</text:p>
      <text:p text:style-name="Standard">========================================</text:p>
      <text:p text:style-name="Standard">su - temporarily logs in with root permissions.</text:p>
      <text:list xml:id="list1691474473643798051" text:style-name="L2">
        <text:list-item>
          <text:p text:style-name="P18"><text:span text:style-name="T1">su -</text:span> - navigates to the root users root directory, /root</text:p>
        </text:list-item>
        <text:list-item>
          <text:p text:style-name="P18"><text:span text:style-name="T1">su</text:span> - angie - Log in as "angie" and navigates to /home/angie directory.</text:p>
        </text:list-item>
        <text:list-item>
          <text:p text:style-name="P18"><text:span text:style-name="T1">su -c</text:span> - used to assume administrative privileges for one command.</text:p>
        </text:list-item>
      </text:list>
      <text:p text:style-name="Standard"/>
      <text:p text:style-name="Standard">Limiting Access to su</text:p>
      <text:p text:style-name="Standard">========================================</text:p>
      <text:p text:style-name="Standard">/etc/pam.d/su</text:p>
      <text:p text:style-name="Standard">auth required pam_wheel.so use_uid - Makes it so that only members of group "wheel" are allowed to use su command.</text:p>
      <text:p text:style-name="Standard"/>
      <text:p text:style-name="Standard"/>
      <text:p text:style-name="Standard">sg - Can execute a command with the rights associated with a given group. <text:s/>Assumes you've set up a group password (gpasswd *groupname*).</text:p>
      <text:p text:style-name="Standard">sg project -c - Allows you to access files and directories owned by group "project".</text:p>
      <text:p text:style-name="Standard"/>
      <text:p text:style-name="Standard">sudo /etc/sudoers</text:p>
      <text:p text:style-name="Standard"/>
      <text:p text:style-name="Standard">/etc/securetty - Regulates local access. <text:s/>By default, contains access directives for 12 virtual consoles. <text:s/>Determines consoles where the root administrator is allowed to log in (manually, not by ssh).</text:p>
      <text:p text:style-name="Standard">/etc/init/start-ttys.conf - </text:p>
      <text:p text:style-name="Standard"/>
      <text:p text:style-name="Standard">/etc/security/access.conf - Regulates access by all users.</text:p>
      <text:p text:style-name="Standard"/>
      <text:p text:style-name="Standard">Ex</text:p>
      <text:p text:style-name="Standard">+ : root : 192.168.201. - Adds root access from IP 192.168.201.</text:p>
      <text:p text:style-name="Standard"><text:soft-page-break/>- : root : ALL - Would then disallow root access from all other IP ranges.</text:p>
      <text:p text:style-name="Standard">- : ALL : ALL - Denies access to all users from all local or remote systems.</text:p>
      <text:p text:style-name="Standard"/>
      <text:p text:style-name="Standard"/>
      <text:p text:style-name="Standard">Custom Administrators with the sudo Command</text:p>
      <text:p text:style-name="Standard">========================================</text:p>
      <text:p text:style-name="Standard">sudo - </text:p>
      <text:p text:style-name="Standard">visudo - Shortcut to open /etc/sudoers in the vi editor.</text:p>
      <text:p text:style-name="Standard"/>
      <text:p text:style-name="Standard">/etc/sudoers</text:p>
      <text:p text:style-name="Standard">(go back to 486-487 to finish this)</text:p>
      <text:p text:style-name="Standard"/>
      <text:p text:style-name="Standard"/>
      <text:p text:style-name="P2">8.03 User and Shell Configuration</text:p>
      <text:p text:style-name="Standard">========================================</text:p>
      <text:p text:style-name="Standard">ls -a /home/joe - List all files, including hidden ones, in /home/joe.</text:p>
      <text:p text:style-name="Standard"/>
      <text:p text:style-name="Standard">/etc/skel - contains default environment files for new accounts. </text:p>
      <text:list xml:id="list8907635444619004603" text:style-name="L3">
        <text:list-item>
          <text:p text:style-name="P19">/etc/bashrc - used for aliases and functions on a system-wide basis.</text:p>
        </text:list-item>
        <text:list-item>
          <text:p text:style-name="P19">/etc/profile - used for system-wide environments and startup files. <text:s/>Exports PATH, USER, LOGNAME, MAIL, HOSTNAME, HISTSIZE, and HISTCONTROL variables and runs scripts in /etc/profile.d directory.</text:p>
        </text:list-item>
        <text:list-item>
          <text:p text:style-name="P19">/etc/profile.d - contains scripts to be executed by /etc/profile</text:p>
        </text:list-item>
      </text:list>
      <text:p text:style-name="Standard"/>
      <text:p text:style-name="Standard">Ex</text:p>
      <text:p text:style-name="Standard">echo $HOSTNAME</text:p>
      <text:p text:style-name="Standard">echo $MAIL</text:p>
      <text:p text:style-name="P2"/>
      <text:p text:style-name="P2">8.04 User and Network Authentication </text:p>
      <text:p text:style-name="Standard">========================================</text:p>
      <text:p text:style-name="Standard">PAM= Pluggable Authentication Modules</text:p>
      <text:p text:style-name="Standard"/>
      <text:p text:style-name="Standard">LDAP server uses ports 389 and 636 by default. <text:s/>Won't work if firewall is blocking these ports.</text:p>
      <text:p text:style-name="Standard"/>
      <text:p text:style-name="Standard">/etc/pam_ldap.conf</text:p>
      <text:p text:style-name="Standard">========================================</text:p>
      <text:list xml:id="list1361942984271023321" text:style-name="L4">
        <text:list-item>
          <text:p text:style-name="P20"><text:span text:style-name="T1">host 127.0.0.1</text:span> - IP address for LDAP server. <text:s/>In this case, the local computer. <text:s/>Should be changed to IP address of actual server.</text:p>
        </text:list-item>
        <text:list-item>
          <text:p text:style-name="P20"><text:span text:style-name="T1">Base dc=example.dc=com</text:span> - Default base distinguished name. <text:s/>In this case, example.com. Should be changed to domain of network being served.</text:p>
        </text:list-item>
        <text:list-item>
          <text:p text:style-name="P20"><text:span text:style-name="T1">ssl start_tls</text:span> – Required if TLS support is used to encrypt passwords.</text:p>
        </text:list-item>
        <text:list-item>
          <text:p text:style-name="P20"><text:span text:style-name="T1">pam_password</text:span> – Supports encryption schemes for passwords. <text:s/>Options include crypt, nds (Novell Directory Services), and ad (Active Directory)</text:p>
        </text:list-item>
        <text:list-item>
          <text:p text:style-name="P20"><text:span text:style-name="T1">nss_init,groups_ignoreusersroot,ldap</text:span> – Assumes no supplemental groups in the LDAP directory server.</text:p>
        </text:list-item>
      </text:list>
      <text:p text:style-name="P5"/>
      <text:p text:style-name="P5"/>
      <text:p text:style-name="Standard">/etc/openldap/ldap.conf</text:p>
      <text:p text:style-name="P5"><text:soft-page-break/>========================================</text:p>
      <text:p text:style-name="P5">To set up LDAP, specify the URI, BASE, and TLS_CACERTDIR as you did in /etc/pam_ldap.conf.</text:p>
      <text:p text:style-name="P5"/>
      <text:p text:style-name="P5">Ex</text:p>
      <text:p text:style-name="P5"><text:span text:style-name="T6">URI<text:tab/></text:span><text:a xlink:type="simple" xlink:href="ldap://127.0.0.1"><text:span text:style-name="T6">ldap://127.0.0.1</text:span></text:a></text:p>
      <text:p text:style-name="P7">HOST<text:tab/>tester1.example.com</text:p>
      <text:p text:style-name="P7">BASE <text:tab/>dc=example,dc=com</text:p>
      <text:p text:style-name="P7">TLS_CACERTDIR<text:tab/>/etc/openldap/cacerts</text:p>
      <text:p text:style-name="P5"/>
      <text:p text:style-name="P5"/>
      <text:p text:style-name="Standard">/etc/nsswitch.conf - governs how the OS searches for key files such as password databases.</text:p>
      <text:p text:style-name="P5">========================================</text:p>
      <text:p text:style-name="P10"/>
      <text:p text:style-name="P5"><text:span text:style-name="T1">hosts: files ldap dns</text:span> - Tells OS to search through name databases in the following order:</text:p>
      <text:list xml:id="list5361659475412294877" text:style-name="L5">
        <text:list-item>
          <text:p text:style-name="P24">Start with hostnames and IP addresses in /etc/hosts</text:p>
        </text:list-item>
        <text:list-item>
          <text:p text:style-name="P24">Then search for hostname in a map file based on LDAP.</text:p>
        </text:list-item>
        <text:list-item>
          <text:p text:style-name="P24">Then search DNS server.</text:p>
        </text:list-item>
      </text:list>
      <text:p text:style-name="P6"><text:line-break/><text:span text:style-name="T3">To set up a centralized username and password database for your network, you'll need to configure at least the following command</text:span>s:</text:p>
      <text:p text:style-name="P6"/>
      <text:p text:style-name="P7">passwd:<text:tab/><text:tab/>files ldap</text:p>
      <text:p text:style-name="P7">shadow:<text:tab/><text:tab/>files ldap</text:p>
      <text:p text:style-name="P7">group:<text:tab/><text:tab/>files ldap</text:p>
      <text:p text:style-name="P9"/>
      <text:p text:style-name="P2">8.05 Special Groups</text:p>
      <text:p text:style-name="P9">========================================</text:p>
      <text:p text:style-name="P9">User private group scheme - Means giving each user a unique UID and GID (in /etc/passwd). <text:s/>Users get exclusive access to their own groups and other users cannot read their home directories.</text:p>
      <text:p text:style-name="P9"/>
      <text:p text:style-name="P9">Shared directories</text:p>
      <text:p text:style-name="P9"/>
      <text:p text:style-name="P9">Ex</text:p>
      <text:p text:style-name="P9">To create group “accgroup”, add users joe and bob, and give all group members access and r/w/e permissions to /home/accshared directory, do the following:</text:p>
      <text:p text:style-name="P12">mkdir /home/accshared</text:p>
      <text:p text:style-name="P12">groupadd -G 70000 accgroup</text:p>
      <text:p text:style-name="P12"><text:span text:style-name="T2">Edit /etc/group to the following:</text:span> accgroup:x:70000:joe,bob</text:p>
      <text:p text:style-name="P12">chown nobody.accgroup /home/accshared</text:p>
      <text:p text:style-name="P11"><text:span text:style-name="T4">chmod 2770 /home/accshared <text:s/></text:span><text:span text:style-name="T5">or</text:span><text:span text:style-name="T4"> chmod g+s /home/accshared</text:span></text:p>
      <text:p text:style-name="P13">Note: The “2” in 2770 is the “set group ID” bit, also known as the SGID bit.</text:p>
      <text:p text:style-name="P8"/>
      <text:p text:style-name="P8">SGID bit - Any files created in that directory automatically have their group ownership set to the same as the group owner of the directory. <text:s/>Will also change the group ownership of files copied from other directories. <text:s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00:37:32</meta:creation-date>
    <dc:date>2013-04-24T21:45:42</dc:date>
    <meta:editing-duration>PT19M11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6" meta:paragraph-count="204" meta:word-count="1501" meta:character-count="10648"/>
  </office:meta>
</office:document-meta>
</file>